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3847in" style:rel-column-width="13100*"/>
    </style:style>
    <style:style style:name="Table1.B" style:family="table-column">
      <style:table-column-properties style:column-width="0.5528in" style:rel-column-width="5229*"/>
    </style:style>
    <style:style style:name="Table1.C" style:family="table-column">
      <style:table-column-properties style:column-width="0.6875in" style:rel-column-width="6504*"/>
    </style:style>
    <style:style style:name="Table1.D" style:family="table-column">
      <style:table-column-properties style:column-width="0.6979in" style:rel-column-width="6602*"/>
    </style:style>
    <style:style style:name="Table1.E" style:family="table-column">
      <style:table-column-properties style:column-width="1.8021in" style:rel-column-width="1705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25in"/>
    </style:style>
    <style:style style:name="Table1.11" style:family="table-row">
      <style:table-row-properties style:min-row-height="0.4458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ize</text:p>
          </table:table-cell>
          <table:table-cell table:style-name="Table1.A1" office:value-type="string">
            <text:p text:style-name="P1">Begin Address</text:p>
          </table:table-cell>
          <table:table-cell table:style-name="Table1.A1" office:value-type="string">
            <text:p text:style-name="P1">End Address</text:p>
          </table:table-cell>
          <table:table-cell table:style-name="Table1.E1" table:number-columns-spanned="2" office:value-type="string">
            <text:p text:style-name="P1">Description</text:p>
          </table:table-cell>
          <table:covered-table-cell/>
        </table:table-row>
        <table:table-row>
          <table:table-cell table:style-name="Table1.A2" office:value-type="string">
            <text:p text:style-name="Table_20_Contents">Main program memory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0000</text:p>
          </table:table-cell>
          <table:table-cell table:style-name="Table1.A2" office:value-type="string">
            <text:p text:style-name="Table_20_Contents">0x1FFF</text:p>
          </table:table-cell>
          <table:table-cell table:style-name="Table1.E2" table:number-columns-spanned="2" office:value-type="string">
            <text:p text:style-name="Table_20_Contents">Main program memory. Port A connected to general purpose, Port B is connected to program counter.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Table_20_Contents">Sprite Object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2000</text:p>
          </table:table-cell>
          <table:table-cell table:style-name="Table1.A2" office:value-type="string">
            <text:p text:style-name="Table_20_Contents">0x23FF</text:p>
          </table:table-cell>
          <table:table-cell table:style-name="Table1.E2" table:number-columns-spanned="2" office:value-type="string">
            <text:p text:style-name="Table_20_Contents">Sprite object data. 256 objects, each 4 words.</text:p>
          </table:table-cell>
          <table:covered-table-cell/>
        </table:table-row>
        <table:table-row>
          <table:table-cell table:style-name="Table1.A2" office:value-type="string">
            <text:p text:style-name="Table_20_Contents">Sprite Tile Data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2400</text:p>
          </table:table-cell>
          <table:table-cell table:style-name="Table1.A2" office:value-type="string">
            <text:p text:style-name="Table_20_Contents">0x43FF</text:p>
          </table:table-cell>
          <table:table-cell table:style-name="Table1.E2" table:number-columns-spanned="2" office:value-type="string">
            <text:p text:style-name="Table_20_Contents">Sprite table VRAM, organized by tile, into two tables.</text:p>
          </table:table-cell>
          <table:covered-table-cell/>
        </table:table-row>
        <table:table-row>
          <table:table-cell table:style-name="Table1.A2" office:value-type="string">
            <text:p text:style-name="Table_20_Contents">Palette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4400</text:p>
          </table:table-cell>
          <table:table-cell table:style-name="Table1.A2" office:value-type="string">
            <text:p text:style-name="Table_20_Contents">0x47FF</text:p>
          </table:table-cell>
          <table:table-cell table:style-name="Table1.E2" table:number-columns-spanned="2" office:value-type="string">
            <text:p text:style-name="Table_20_Contents">Palette storage.</text:p>
          </table:table-cell>
          <table:covered-table-cell/>
        </table:table-row>
        <table:table-row>
          <table:table-cell table:style-name="Table1.A2" office:value-type="string">
            <text:p text:style-name="Table_20_Contents">GPU status register</text:p>
          </table:table-cell>
          <table:table-cell table:style-name="Table1.A2" office:value-type="string">
            <text:p text:style-name="Table_20_Contents">1 w</text:p>
          </table:table-cell>
          <table:table-cell table:style-name="Table1.A2" office:value-type="string">
            <text:p text:style-name="Table_20_Contents">0x4800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tatus flags for GPU</text:p>
            <text:p text:style-name="Table_20_Contents">[0] vbright</text:p>
            <text:p text:style-name="Table_20_Contents">[1] hbright</text:p>
          </table:table-cell>
          <table:covered-table-cell/>
        </table:table-row>
        <table:table-row>
          <table:table-cell table:style-name="Table1.A2" office:value-type="string">
            <text:p text:style-name="Table_20_Contents">Sprite Priority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1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Which sprite will be drawn first.</text:p>
          </table:table-cell>
          <table:covered-table-cell/>
        </table:table-row>
        <table:table-row>
          <table:table-cell table:style-name="Table1.A2" office:value-type="string">
            <text:p text:style-name="Table_20_Contents">Screen Brightnes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2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Screen brightness (fade). 0 is all off, 255 is all on.</text:p>
          </table:table-cell>
          <table:covered-table-cell/>
        </table:table-row>
        <table:table-row>
          <table:table-cell table:style-name="Table1.A2" office:value-type="string">
            <text:p text:style-name="Table_20_Contents">Switche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3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[3:0] is the toggle switches</text:p>
            <text:p text:style-name="Table_20_Contents">[4] is East pushbutton</text:p>
            <text:p text:style-name="Table_20_Contents">[5] is North pushbutton</text:p>
            <text:p text:style-name="Table_20_Contents">[6] is West pushbutton</text:p>
            <text:p text:style-name="Table_20_Contents">[7] is rotary shaft pushbutton</text:p>
          </table:table-cell>
          <table:covered-table-cell/>
        </table:table-row>
        <table:table-row>
          <table:table-cell table:style-name="Table1.A2" office:value-type="string">
            <text:p text:style-name="Table_20_Contents">DMA Src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4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Direct memory access for copying large chunks of data from flash ROM to RAM. <text:s/>Lower 16 bits of ROM src address.</text:p>
          </table:table-cell>
          <table:covered-table-cell/>
        </table:table-row>
        <table:table-row table:style-name="Table1.11">
          <table:table-cell table:style-name="Table1.A2" office:value-type="string">
            <text:p text:style-name="Table_20_Contents">DMA Src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5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Upper 7 bits of ROM src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Ds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6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RAM dst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Amoun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7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On write of Amount, processor is stalled until Amount words have been copied from ROM to RAM.</text:p>
          </table:table-cell>
          <table:covered-table-cell/>
        </table:table-row>
        <table:table-row>
          <table:table-cell table:style-name="Table1.A2" office:value-type="string">
            <text:p text:style-name="Table_20_Contents">Rotary Encod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8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16-bit signed number, where positive is a right, negative is left. Writing to the register sets the counter to given value. </text:p>
          </table:table-cell>
          <table:covered-table-cell/>
        </table:table-row>
        <table:table-row>
          <table:table-cell table:style-name="Table1.A2" office:value-type="string">
            <text:p text:style-name="Table_20_Contents">Random Number Generato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9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Reading from the RNG generates a new random number. Writing to the RNG writes a seed value.</text:p>
          </table:table-cell>
          <table:covered-table-cell/>
        </table:table-row>
        <table:table-row>
          <table:table-cell table:style-name="Table1.A2" office:value-type="string">
            <text:p text:style-name="Table_20_Contents">Controller A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ame controller A register.</text:p>
            <text:p text:style-name="Table_20_Contents">[11] left</text:p>
            <text:p text:style-name="Table_20_Contents">[10] right</text:p>
            <text:p text:style-name="Table_20_Contents"><text:s text:c="2"/>[9] up</text:p>
            <text:p text:style-name="Table_20_Contents"><text:s text:c="2"/>[8] down</text:p>
            <text:p text:style-name="Table_20_Contents"><text:s text:c="2"/>[7] A</text:p>
            <text:p text:style-name="Table_20_Contents"><text:s text:c="2"/>[6] B</text:p>
            <text:p text:style-name="Table_20_Contents"><text:s text:c="2"/></text:p>
            <text:p text:style-name="Table_20_Contents"/>
          </table:table-cell>
          <table:table-cell table:style-name="Table1.E2" office:value-type="string">
            <text:p text:style-name="Table_20_Contents"/>
            <text:p text:style-name="Table_20_Contents"/>
            <text:p text:style-name="Standard">[5] X</text:p>
            <text:p text:style-name="Table_20_Contents">[4] Y</text:p>
            <text:p text:style-name="Table_20_Contents">[3] L</text:p>
            <text:p text:style-name="Table_20_Contents">[2] R</text:p>
            <text:p text:style-name="Table_20_Contents">[1] select</text:p>
            <text:p text:style-name="Table_20_Contents">[0] start</text:p>
          </table:table-cell>
        </table:table-row>
        <text:soft-page-break/>
        <table:table-row>
          <table:table-cell table:style-name="Table1.A2" office:value-type="string">
            <text:p text:style-name="Table_20_Contents">Controller B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b</text:p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Game controller B register.</text:p>
          </table:table-cell>
          <table:covered-table-cell/>
        </table:table-row>
        <table:table-row>
          <table:table-cell table:style-name="Table1.A2" office:value-type="string">
            <text:p text:style-name="Table_20_Contents">Counter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MSB of 32 bit counter. Should read MSB first for more accurate LSB reading. (about 85.9 second period)</text:p>
          </table:table-cell>
          <table:covered-table-cell/>
        </table:table-row>
        <table:table-row>
          <table:table-cell table:style-name="Table1.A2" office:value-type="string">
            <text:p text:style-name="Table_20_Contents">Counter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>LSB of 32 bit counter. Increments every clock cycle. Writing sets the counter to the written value.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27T15:46:26.73</meta:creation-date>
    <dc:date>2010-11-18T16:45:55.28</dc:date>
    <meta:editing-duration>PT05H52M31S</meta:editing-duration>
    <meta:editing-cycles>26</meta:editing-cycles>
    <meta:generator>OpenOffice.org/3.2$Win32 OpenOffice.org_project/320m12$Build-9483</meta:generator>
    <dc:creator>asdasdasd sad</dc:creator>
    <meta:document-statistic meta:table-count="1" meta:image-count="0" meta:object-count="0" meta:page-count="2" meta:paragraph-count="98" meta:word-count="340" meta:character-count="1795"/>
  </office:meta>
</office:document-meta>
</file>